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fda09" officeooo:paragraph-rsid="001fda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Comparativa de SGBD No Relacionales: MemcacheDB, Neo4j, CouchDB y Cassandra</text:p>
      <text:p text:style-name="P1"/>
      <text:p text:style-name="P1">A continuación, se presenta una comparativa de las bases de datos no relacionales instaladas en tu sistema, con una explicación detallada de los fundamentos de cada tecnología y sus casos de uso más habituales. Esta información te ayudará a entender en qué contextos es mejor emplear cada SGBD según sus fortalezas y características.</text:p>
      <text:p text:style-name="P1"/>
      <text:p text:style-name="P1"/>
      <text:p text:style-name="P1"/>
      <text:p text:style-name="P1"><text:s/>1. MemcacheDB</text:p>
      <text:p text:style-name="P1"/>
      <text:p text:style-name="P1"><text:s/>Fundamentos</text:p>
      <text:p text:style-name="P1">MemcacheDB es una base de datos de tipo clave-valor, diseñada para ofrecer una solución de almacenamiento persistente en disco que complementa las características de Memcached, un sistema de caché en memoria ampliamente utilizado. Aunque utiliza el protocolo de Memcached para las operaciones, MemcacheDB difiere al ofrecer persistencia de los datos. Está basado en la biblioteca de almacenamiento `Berkeley DB`, lo que le otorga una gestión eficiente de transacciones y mayor durabilidad.</text:p>
      <text:p text:style-name="P1"/>
      <text:p text:style-name="P1">- Modelo de Datos: Clave-valor.</text:p>
      <text:p text:style-name="P1">- Escalabilidad: Ofrece escalabilidad horizontal limitada, dado que está orientado a operaciones rápidas y simples de almacenamiento y recuperación.</text:p>
      <text:p text:style-name="P1">- Persistencia: A diferencia de Memcached, que es completamente volátil, MemcacheDB permite que los datos se almacenen de forma persistente en disco, lo que asegura que los datos sobrevivan a reinicios del sistema.</text:p>
      <text:p text:style-name="P1">- Uso de memoria: Similar a Memcached, MemcacheDB tiene un uso eficiente de la memoria, siendo adecuado para cargas de trabajo que requieren una baja latencia.</text:p>
      <text:p text:style-name="P1">- Protocolos soportados: Usa el mismo protocolo de Memcached, lo que facilita su integración con aplicaciones que ya utilizan Memcached.</text:p>
      <text:p text:style-name="P1"/>
      <text:p text:style-name="P1"><text:s/>Casos de Uso</text:p>
      <text:p text:style-name="P1">- Caché Persistente: Es una excelente opción cuando se necesita la rapidez de acceso de Memcached pero con la necesidad de preservar los datos en caso de reinicios del sistema. Se puede usar para almacenar datos de sesión o resultados de consultas de bases de datos intensivas en CPU.</text:p>
      <text:p text:style-name="P1">- Almacenamiento de Clave-Valor Simple: Se adapta bien a aplicaciones que requieren almacenar datos estructurados en un formato clave-valor, como configuraciones de usuarios o tokens de autenticación.</text:p>
      <text:p text:style-name="P1">- Sistemas Distribuidos de Caching: Debido a su bajo tiempo de acceso y simplicidad, es útil en arquitecturas que requieren la distribución de cargas para evitar la sobrecarga de bases de datos tradicionales.</text:p>
      <text:p text:style-name="P1"><text:s text:c="2"/></text:p>
      <text:p text:style-name="P1"/>
      <text:p text:style-name="P1"/>
      <text:p text:style-name="P1"><text:s/>2. Neo4j</text:p>
      <text:p text:style-name="P1"/>
      <text:p text:style-name="P1"><text:s/>Fundamentos</text:p>
      <text:p text:style-name="P1">Neo4j es una base de datos de grafos, diseñada específicamente para almacenar, gestionar y consultar relaciones complejas entre datos. Utiliza nodos, relaciones y propiedades como los elementos básicos para modelar el grafo, lo que permite consultas altamente optimizadas para datos conectados. Neo4j sigue el enfoque ACID para garantizar transacciones fiables y utiliza el lenguaje de consulta `Cypher` para ejecutar operaciones de grafo.</text:p>
      <text:p text:style-name="P1"/>
      <text:p text:style-name="P1"><text:soft-page-break/>- Modelo de Datos: Grafo (nodos y relaciones).</text:p>
      <text:p text:style-name="P1">- Escalabilidad: Es adecuado para datos densamente conectados donde las relaciones entre datos son tan importantes como los propios datos. Neo4j puede escalar horizontalmente, pero su diseño está más optimizado para el almacenamiento en un solo nodo (distribución limitada).</text:p>
      <text:p text:style-name="P1">- Consulta Eficiente de Relaciones: A diferencia de las bases de datos relacionales, donde las consultas complejas sobre relaciones pueden volverse muy lentas, Neo4j está optimizado para seguir relaciones de forma eficiente, lo que lo hace ideal para sistemas donde las conexiones entre datos son el núcleo de la operación.</text:p>
      <text:p text:style-name="P1">- Persistencia y Transacciones: Neo4j garantiza consistencia a través de transacciones ACID, lo que lo hace confiable para operaciones críticas.</text:p>
      <text:p text:style-name="P1"/>
      <text:p text:style-name="P1"><text:s/>Casos de Uso</text:p>
      <text:p text:style-name="P1">- Redes Sociales: El modelado de conexiones entre usuarios, amigos y grupos encaja perfectamente en el modelo de grafo. Permite realizar consultas rápidas sobre relaciones y recomendaciones.</text:p>
      <text:p text:style-name="P1">- Sistemas de Recomendación: Neo4j es muy efectivo en la creación de sistemas que recomiendan productos o contenidos basados en las conexiones entre usuarios, productos y preferencias previas.</text:p>
      <text:p text:style-name="P1">- Análisis de Redes: Para el análisis de redes sociales, redes de transporte o relaciones entre entidades, Neo4j puede manejar y consultar eficientemente grandes grafos complejos.</text:p>
      <text:p text:style-name="P1">- Gestión de Fraude: Dado que puede modelar relaciones complejas, es útil para detectar patrones sospechosos en redes de transacciones financieras.</text:p>
      <text:p text:style-name="P1"><text:s text:c="2"/></text:p>
      <text:p text:style-name="P1"/>
      <text:p text:style-name="P1"/>
      <text:p text:style-name="P1"><text:s/>3. CouchDB</text:p>
      <text:p text:style-name="P1"/>
      <text:p text:style-name="P1"><text:s/>Fundamentos</text:p>
      <text:p text:style-name="P1">CouchDB es una base de datos NoSQL orientada a documentos que utiliza `JSON` como formato de almacenamiento. Una de sus características más destacadas es su enfoque en la replicación distribuida y su capacidad para funcionar bien en entornos descentralizados, lo que lo convierte en una excelente opción para aplicaciones distribuidas. CouchDB sigue el concepto de "eventual consistency" en lugar de consistencia fuerte como otros sistemas más tradicionales.</text:p>
      <text:p text:style-name="P1"/>
      <text:p text:style-name="P1">- Modelo de Datos: Documento (JSON).</text:p>
      <text:p text:style-name="P1">- Escalabilidad: CouchDB está diseñado para la replicación fácil entre múltiples nodos, lo que le otorga una gran capacidad de escalado horizontal.</text:p>
      <text:p text:style-name="P1">- Sistema de Replicación Multi-Master: CouchDB tiene un fuerte enfoque en la replicación entre bases de datos distribuidas. Cada instancia de CouchDB puede funcionar como un maestro, lo que permite una sincronización automática de los datos entre nodos en diferentes ubicaciones geográficas.</text:p>
      <text:p text:style-name="P1">- API RESTful: CouchDB proporciona una interfaz basada en HTTP, lo que facilita la interacción con aplicaciones web y móviles, permitiendo operaciones CRUD a través de solicitudes HTTP.</text:p>
      <text:p text:style-name="P1">- Eventual Consistency: A diferencia de otras bases de datos que se centran en la consistencia fuerte, CouchDB utiliza un enfoque de consistencia eventual, lo que significa que los cambios en los datos eventualmente se propagarán a través del sistema.</text:p>
      <text:p text:style-name="P1"/>
      <text:p text:style-name="P1"><text:s/>Casos de Uso</text:p>
      <text:p text:style-name="P1">- Aplicaciones Web y Móviles Distribuidas: Debido a su fuerte enfoque en la replicación y la capacidad de trabajar en entornos desconectados, CouchDB es ideal para aplicaciones móviles o distribuidas que necesitan sincronización cuando las conexiones son intermitentes.</text:p>
      <text:p text:style-name="P1">- Sistemas de Backup Remoto: CouchDB permite replicaciones de bases de datos en múltiples ubicaciones, lo que es útil para crear sistemas de respaldo o sincronización de datos en tiempo real entre varias sedes.</text:p>
      <text:p text:style-name="P1"><text:soft-page-break/>- Documentación JSON Compleja: Es adecuado para almacenar documentos JSON no estructurados o semi-estructurados, donde el esquema de los datos puede cambiar con el tiempo.</text:p>
      <text:p text:style-name="P1"><text:s text:c="2"/></text:p>
      <text:p text:style-name="P1"/>
      <text:p text:style-name="P1"/>
      <text:p text:style-name="P1"><text:s/>4. Cassandra</text:p>
      <text:p text:style-name="P1"/>
      <text:p text:style-name="P1"><text:s/>Fundamentos</text:p>
      <text:p text:style-name="P1">Cassandra es una base de datos distribuida orientada a columnas, conocida por su capacidad de escalado horizontal masivo y su enfoque en alta disponibilidad sin puntos únicos de falla. Cassandra sigue el modelo de "eventual consistency" y está optimizada para manejar grandes cantidades de datos distribuidos geográficamente. Se basa en una arquitectura de "peer-to-peer", lo que significa que todos los nodos en el clúster son iguales, eliminando así los cuellos de botella y aumentando la tolerancia a fallos.</text:p>
      <text:p text:style-name="P1"/>
      <text:p text:style-name="P1">- Modelo de Datos: Orientado a columnas.</text:p>
      <text:p text:style-name="P1">- Escalabilidad: Diseñado para escalar horizontalmente, Cassandra puede gestionar cantidades masivas de datos y particionar los datos entre múltiples servidores sin una caída en el rendimiento. Su capacidad para manejar petabytes de datos la hace adecuada para sistemas de Big Data.</text:p>
      <text:p text:style-name="P1">- Alta Disponibilidad: Gracias a su arquitectura distribuida, Cassandra proporciona alta disponibilidad y tolerancia a fallos, asegurando que los datos estén siempre accesibles incluso en caso de caídas parciales del sistema.</text:p>
      <text:p text:style-name="P1">- Consistencia Ajustable: Cassandra permite que el usuario ajuste el nivel de consistencia que desea en las operaciones de lectura/escritura, lo que da flexibilidad según las necesidades de la aplicación (mayor consistencia o mayor disponibilidad).</text:p>
      <text:p text:style-name="P1"/>
      <text:p text:style-name="P1"><text:s/>Casos de Uso</text:p>
      <text:p text:style-name="P1">- Grandes Volúmenes de Datos Distribuidos: Cassandra es ideal para aplicaciones que requieren almacenamiento masivo y distribución de datos en múltiples centros de datos o ubicaciones geográficas.</text:p>
      <text:p text:style-name="P1">- Aplicaciones de IoT: Las aplicaciones de IoT que generan enormes cantidades de datos pueden beneficiarse del modelo distribuido y escalabilidad de Cassandra.</text:p>
      <text:p text:style-name="P1">- Sistemas de Log o Métricas: Debido a su capacidad de gestionar grandes volúmenes de datos de inserción rápida, Cassandra es usada frecuentemente en sistemas de monitorización, logs y métricas de gran escala.</text:p>
      <text:p text:style-name="P1">- E-commerce a Gran Escala: Cassandra es empleada por grandes empresas de comercio electrónico para manejar catálogos de productos, transacciones y análisis en tiempo real en sistemas con millones de usuarios simultáneos.</text:p>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18:20:51.022685622</meta:creation-date>
    <dc:date>2024-10-19T18:28:16.446340325</dc:date>
    <meta:editing-duration>PT7M25S</meta:editing-duration>
    <meta:editing-cycles>1</meta:editing-cycles>
    <meta:document-statistic meta:table-count="0" meta:image-count="0" meta:object-count="0" meta:page-count="3" meta:paragraph-count="53" meta:word-count="1260" meta:character-count="8474" meta:non-whitespace-character-count="7245"/>
    <meta:generator>LibreOffice/7.4.7.2$Linux_X86_64 LibreOffice_project/40$Build-2</meta:generator>
  </office:meta>
</office:document-meta>
</file>